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3.068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0.968cm" fo:padding-top="0.141cm" fo:padding-bottom="0.141cm" fo:padding-left="0.141cm" fo:padding-right="0.14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3.858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1.518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318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2.568cm" fo:padding-top="0.141cm" fo:padding-bottom="0.141cm" fo:padding-left="0.141cm" fo:padding-right="0.141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1.318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08cm" svg:stroke-color="#000000" draw:marker-start="StartMarker_5f_1" draw:marker-start-width="0.275cm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13" style:family="graphic" style:parent-style-name="standard">
      <style:graphic-properties draw:stroke="dash" draw:stroke-dash="Dash_5f_1" svg:stroke-width="0.008cm" svg:stroke-color="#000000" draw:marker-end="EndMarker_5f_1" draw:marker-end-width="0.275cm" svg:stroke-opacity="100%" draw:stroke-linejoin="round" draw:fill="none" fo:padding-top="0.129cm" fo:padding-bottom="0.129cm" fo:padding-left="0.254cm" fo:padding-right="0.254cm"/>
    </style:style>
    <style:style style:name="gr14" style:family="graphic" style:parent-style-name="standard">
      <style:graphic-properties draw:stroke="dash" draw:stroke-dash="Dash_5f_2" svg:stroke-width="0.008cm" svg:stroke-color="#000000" draw:marker-end="EndMarker_5f_2" draw:marker-end-width="0.275cm" svg:stroke-opacity="100%" draw:stroke-linejoin="round" draw:fill="none" fo:padding-top="0.129cm" fo:padding-bottom="0.129cm" fo:padding-left="0.254cm" fo:padding-right="0.254cm"/>
    </style:style>
    <style:style style:name="gr15" style:family="graphic" style:parent-style-name="standard">
      <style:graphic-properties draw:stroke="dash" draw:stroke-dash="Dash_5f_3" svg:stroke-width="0.008cm" svg:stroke-color="#000000" draw:marker-end="EndMarker_5f_3" draw:marker-end-width="0.275cm" svg:stroke-opacity="100%" draw:stroke-linejoin="round" draw:fill="none" fo:padding-top="0.129cm" fo:padding-bottom="0.129cm" fo:padding-left="0.254cm" fo:padding-right="0.254cm"/>
    </style:style>
    <style:style style:name="gr16" style:family="graphic" style:parent-style-name="standard">
      <style:graphic-properties draw:stroke="dash" draw:stroke-dash="Dash_5f_4" svg:stroke-width="0.008cm" svg:stroke-color="#000000" draw:marker-end="EndMarker_5f_4" draw:marker-end-width="0.275cm" svg:stroke-opacity="100%" draw:stroke-linejoin="round" draw:fill="none" fo:padding-top="0.129cm" fo:padding-bottom="0.129cm" fo:padding-left="0.254cm" fo:padding-right="0.254cm"/>
    </style:style>
    <style:style style:name="gr17" style:family="graphic" style:parent-style-name="standard">
      <style:graphic-properties draw:stroke="dash" draw:stroke-dash="Dash_5f_5" svg:stroke-width="0.008cm" svg:stroke-color="#000000" draw:marker-end="EndMarker_5f_5" draw:marker-end-width="0.275cm" svg:stroke-opacity="100%" draw:stroke-linejoin="round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dash" draw:stroke-dash="Dash_5f_6" svg:stroke-width="0.008cm" svg:stroke-color="#000000" draw:marker-end="EndMarker_5f_6" draw:marker-end-width="0.275cm" svg:stroke-opacity="100%" draw:stroke-linejoin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dash" draw:stroke-dash="Dash_5f_7" svg:stroke-width="0.008cm" svg:stroke-color="#000000" draw:marker-end="EndMarker_5f_7" draw:marker-end-width="0.275cm" svg:stroke-opacity="100%" draw:stroke-linejoin="round" draw:fill="none" fo:padding-top="0.129cm" fo:padding-bottom="0.129cm" fo:padding-left="0.254cm" fo:padding-right="0.254cm"/>
    </style:style>
    <style:style style:name="gr20" style:family="graphic" style:parent-style-name="standard">
      <style:graphic-properties draw:stroke="dash" draw:stroke-dash="Dash_5f_8" svg:stroke-width="0.008cm" svg:stroke-color="#000000" draw:marker-end="EndMarker_5f_8" draw:marker-end-width="0.275cm" svg:stroke-opacity="100%" draw:stroke-linejoin="round" draw:fill="none" fo:padding-top="0.129cm" fo:padding-bottom="0.129cm" fo:padding-left="0.254cm" fo:padding-right="0.254cm"/>
    </style:style>
    <style:style style:name="gr21" style:family="graphic" style:parent-style-name="standard">
      <style:graphic-properties draw:stroke="dash" draw:stroke-dash="Dash_5f_9" svg:stroke-width="0.008cm" svg:stroke-color="#000000" draw:marker-end="EndMarker_5f_9" draw:marker-end-width="0.275cm" svg:stroke-opacity="100%" draw:stroke-linejoin="round" draw:fill="none" fo:padding-top="0.129cm" fo:padding-bottom="0.129cm" fo:padding-left="0.254cm" fo:padding-right="0.254cm"/>
    </style:style>
    <style:style style:name="gr22" style:family="graphic" style:parent-style-name="standard">
      <style:graphic-properties draw:stroke="dash" draw:stroke-dash="Dash_5f_10" svg:stroke-width="0.008cm" svg:stroke-color="#000000" draw:marker-end="EndMarker_5f_10" draw:marker-end-width="0.275cm" svg:stroke-opacity="100%" draw:stroke-linejoin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dash" draw:stroke-dash="Dash_5f_11" svg:stroke-width="0.008cm" svg:stroke-color="#000000" draw:marker-end="EndMarker_5f_11" draw:marker-end-width="0.275cm" svg:stroke-opacity="100%" draw:stroke-linejoin="round" draw:fill="none" fo:padding-top="0.129cm" fo:padding-bottom="0.129cm" fo:padding-left="0.254cm" fo:padding-right="0.254cm"/>
    </style:style>
    <style:style style:name="gr24" style:family="graphic" style:parent-style-name="standard">
      <style:graphic-properties draw:stroke="dash" draw:stroke-dash="Dash_5f_12" svg:stroke-width="0.008cm" svg:stroke-color="#000000" draw:marker-end="EndMarker_5f_12" draw:marker-end-width="0.275cm" svg:stroke-opacity="100%" draw:stroke-linejoin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marker-end="EndMarker_5f_13" draw:marker-end-width="0.321cm" draw:fill="solid" draw:fill-color="#ffffff" draw:shadow="hidden"/>
    </style:style>
    <style:style style:name="gr26" style:family="graphic" style:parent-style-name="standard">
      <style:graphic-properties draw:stroke="solid" svg:stroke-width="0.026cm" svg:stroke-color="#000000" draw:marker-end="EndMarker_5f_14" draw:marker-end-width="0.321cm" svg:stroke-opacity="100%" draw:stroke-linejoin="round" draw:fill="none" fo:padding-top="0.138cm" fo:padding-bottom="0.138cm" fo:padding-left="0.263cm" fo:padding-right="0.263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21.88cm" fo:padding-top="0cm" fo:padding-bottom="0cm" fo:padding-left="0.141cm" fo:padding-right="0.141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403cm" fo:padding-top="0.141cm" fo:padding-bottom="0.141cm" fo:padding-left="0.141cm" fo:padding-right="0.141cm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453cm" fo:padding-top="0.141cm" fo:padding-bottom="0.141cm" fo:padding-left="0.141cm" fo:padding-right="0.141cm"/>
    </style:style>
    <style:style style:name="gr30" style:family="graphic" style:parent-style-name="standard">
      <style:graphic-properties draw:stroke="dash" draw:stroke-dash="Dash_5f_13" svg:stroke-width="0.008cm" svg:stroke-color="#000000" draw:marker-end="EndMarker_5f_15" draw:marker-end-width="0.33cm" svg:stroke-opacity="100%" draw:stroke-linejoin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solid" svg:stroke-width="0.008cm" svg:stroke-color="#000000" draw:marker-start="StartMarker_5f_2" draw:marker-start-width="0.33cm" draw:marker-end="EndMarker_5f_16" draw:marker-end-width="0.275cm" svg:stroke-opacity="100%" draw:stroke-linejoin="round" draw:fill="none" fo:padding-top="0.129cm" fo:padding-bottom="0.129cm" fo:padding-left="0.254cm" fo:padding-right="0.254cm"/>
    </style:style>
    <style:style style:name="gr32" style:family="graphic" style:parent-style-name="standard">
      <style:graphic-properties draw:stroke="none" svg:stroke-color="#000000" draw:fill="none" draw:fill-color="#ffffff" draw:textarea-vertical-align="middle" fo:min-height="0.503cm" fo:padding-top="0.141cm" fo:padding-bottom="0.141cm" fo:padding-left="0.141cm" fo:padding-right="0.141cm"/>
    </style:style>
    <style:style style:name="gr33" style:family="graphic" style:parent-style-name="standard">
      <style:graphic-properties draw:stroke="none" svg:stroke-color="#000000" draw:fill="none" draw:fill-color="#ffffff" draw:textarea-vertical-align="top" fo:min-height="2.823cm" fo:padding-top="0.141cm" fo:padding-bottom="0.141cm" fo:padding-left="0.141cm" fo:padding-right="0.141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8cm" svg:stroke-color="#000000" draw:marker-start="StartMarker_5f_3" draw:marker-start-width="0.33cm" svg:stroke-opacity="100%" draw:stroke-linejoin="round" draw:fill="none" fo:padding-top="0.129cm" fo:padding-bottom="0.129cm" fo:padding-left="0.254cm" fo:padding-right="0.254cm"/>
    </style:style>
    <style:style style:name="gr36" style:family="graphic" style:parent-style-name="standard">
      <style:graphic-properties draw:stroke="solid" svg:stroke-width="0.008cm" svg:stroke-color="#000000" draw:marker-start="StartMarker_5f_4" draw:marker-start-width="0.33cm" svg:stroke-opacity="100%" draw:stroke-linejoin="round" draw:fill="none" fo:padding-top="0.129cm" fo:padding-bottom="0.129cm" fo:padding-left="0.254cm" fo:padding-right="0.254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1.937cm" fo:padding-top="0.141cm" fo:padding-bottom="0.141cm" fo:padding-left="0.141cm" fo:padding-right="0.141cm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39" style:family="graphic" style:parent-style-name="standard">
      <style:graphic-properties draw:stroke="dash" draw:stroke-dash="Dash_5f_14" svg:stroke-width="0.008cm" svg:stroke-color="#000000" draw:marker-end="EndMarker_5f_17" draw:marker-end-width="0.33cm" svg:stroke-opacity="100%" draw:stroke-linejoin="round" draw:fill="none" fo:padding-top="0.129cm" fo:padding-bottom="0.129cm" fo:padding-left="0.254cm" fo:padding-right="0.254cm"/>
    </style:style>
    <style:style style:name="gr40" style:family="graphic" style:parent-style-name="standard">
      <style:graphic-properties draw:stroke="solid" svg:stroke-width="0.008cm" svg:stroke-color="#000000" draw:marker-start="StartMarker_5f_5" draw:marker-start-width="0.33cm" svg:stroke-opacity="100%" draw:stroke-linejoin="round" draw:fill="none" fo:padding-top="0.129cm" fo:padding-bottom="0.129cm" fo:padding-left="0.254cm" fo:padding-right="0.254cm"/>
    </style:style>
    <style:style style:name="gr41" style:family="graphic" style:parent-style-name="standard">
      <style:graphic-properties draw:stroke="solid" svg:stroke-width="0.008cm" svg:stroke-color="#000000" draw:marker-start="StartMarker_5f_6" draw:marker-start-width="0.275cm" svg:stroke-opacity="100%" draw:stroke-linejoin="round" draw:fill="none" fo:padding-top="0.129cm" fo:padding-bottom="0.129cm" fo:padding-left="0.254cm" fo:padding-right="0.254cm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025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08cm" svg:stroke-color="#000000" draw:marker-end="EndMarker_5f_18" draw:marker-end-width="0.275cm" svg:stroke-opacity="100%" draw:stroke-linejoin="round" draw:fill="none" fo:padding-top="0.129cm" fo:padding-bottom="0.129cm" fo:padding-left="0.254cm" fo:padding-right="0.254cm"/>
    </style:style>
    <style:style style:name="gr44" style:family="graphic" style:parent-style-name="standard">
      <style:graphic-properties draw:stroke="solid" svg:stroke-width="0.008cm" svg:stroke-color="#000000" draw:marker-end="EndMarker_5f_19" draw:marker-end-width="0.275cm" svg:stroke-opacity="100%" draw:stroke-linejoin="round" draw:fill="none" fo:padding-top="0.129cm" fo:padding-bottom="0.129cm" fo:padding-left="0.254cm" fo:padding-right="0.254cm"/>
    </style:style>
    <style:style style:name="gr45" style:family="graphic" style:parent-style-name="standard">
      <style:graphic-properties draw:stroke="dash" draw:stroke-dash="Dash_5f_15" svg:stroke-width="0.008cm" svg:stroke-color="#000000" draw:marker-end="EndMarker_5f_20" draw:marker-end-width="0.33cm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.635cm" fo:margin-right="0cm" fo:margin-top="0cm" fo:margin-bottom="0cm" fo:line-height="120%" fo:text-align="start" fo:text-indent="-0.635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3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polygon draw:style-name="gr1" draw:layer="layout" svg:width="0cm" svg:height="5.399cm" svg:x="23.453cm" svg:y="35.06cm" svg:viewBox="0 0 0 5400" draw:points="0,5400 0,5400 0,0 0,0">
            <text:p/>
          </draw:polygon>
          <draw:polygon draw:style-name="gr2" draw:layer="layout" svg:width="0cm" svg:height="5.399cm" svg:x="23.453cm" svg:y="35.06cm" svg:viewBox="0 0 0 5400" draw:points="0,5400 0,5400 0,0 0,0">
            <text:p/>
          </draw:polygon>
        </draw:g>
        <draw:g>
          <draw:polygon draw:style-name="gr1" draw:layer="layout" svg:width="4.904cm" svg:height="0cm" svg:x="18.548cm" svg:y="40.46cm" svg:viewBox="0 0 4905 0" draw:points="4905,0 4905,0 0,0 0,0">
            <text:p/>
          </draw:polygon>
          <draw:polygon draw:style-name="gr2" draw:layer="layout" svg:width="4.904cm" svg:height="0cm" svg:x="18.548cm" svg:y="40.46cm" svg:viewBox="0 0 4905 0" draw:points="4905,0 4905,0 0,0 0,0">
            <text:p/>
          </draw:polygon>
        </draw:g>
        <draw:g>
          <draw:g>
            <draw:polygon draw:style-name="gr1" draw:layer="layout" svg:width="4.904cm" svg:height="3.349cm" svg:x="18.548cm" svg:y="37.11cm" svg:viewBox="0 0 4905 3350" draw:points="4905,3350 4905,0 0,0 0,3350">
              <text:p/>
            </draw:polygon>
            <draw:polygon draw:style-name="gr2" draw:layer="layout" svg:width="4.904cm" svg:height="3.349cm" svg:x="18.548cm" svg:y="37.11cm" svg:viewBox="0 0 4905 3350" draw:points="4905,3350 4905,0 0,0 0,3350">
              <text:p/>
            </draw:polygon>
          </draw:g>
          <draw:frame draw:style-name="gr3" draw:layer="layout" svg:width="4.905cm" svg:height="3.35cm" svg:x="18.548cm" svg:y="37.11cm">
            <draw:text-box>
              <text:p text:style-name="P1"><text:span text:style-name="T1">-handleClientRequest(clientRequest: String, writeToClient : PrintWriter) : void</text:span><text:span text:style-name="T1"><text:line-break/></text:span><text:span text:style-name="T1">-doBye(params : String) : String</text:span><text:span text:style-name="T1"><text:line-break/></text:span><text:span text:style-name="T1">-disconnect() : void</text:span><text:span text:style-name="T1"><text:line-break/></text:span><text:span text:style-name="T1">-isConnected() : void</text:span></text:p>
            </draw:text-box>
          </draw:frame>
        </draw:g>
        <draw:g>
          <draw:g>
            <draw:polygon draw:style-name="gr1" draw:layer="layout" svg:width="4.904cm" svg:height="1.248cm" svg:x="18.548cm" svg:y="35.86cm" svg:viewBox="0 0 4905 1249" draw:points="4905,1249 4905,0 0,0 0,1249">
              <text:p/>
            </draw:polygon>
            <draw:polygon draw:style-name="gr2" draw:layer="layout" svg:width="4.904cm" svg:height="1.248cm" svg:x="18.548cm" svg:y="35.86cm" svg:viewBox="0 0 4905 1249" draw:points="4905,1249 4905,0 0,0 0,1249">
              <text:p/>
            </draw:polygon>
          </draw:g>
          <draw:frame draw:style-name="gr4" draw:layer="layout" svg:width="4.905cm" svg:height="1.405cm" svg:x="18.548cm" svg:y="35.86cm">
            <draw:text-box>
              <text:p text:style-name="P1"><text:span text:style-name="T1">-connection : Socket</text:span><text:span text:style-name="T1"><text:line-break/></text:span><text:span text:style-name="T1">-mainServer : MainServer</text:span><text:span text:style-name="T1"><text:line-break/></text:span><text:span text:style-name="T1">-name : String</text:span></text:p>
            </draw:text-box>
          </draw:frame>
        </draw:g>
        <draw:g>
          <draw:g>
            <draw:path draw:style-name="gr1" draw:layer="layout" svg:width="4.904cm" svg:height="5.399cm" svg:x="18.548cm" svg:y="35.06cm" svg:viewBox="0 0 4905 5400" svg:d="m4905 800v-800h-4905v800zm-4905-800zm0 5400v0-5400 0zm4905 0v-5400 0z">
              <text:p/>
            </draw:path>
            <draw:path draw:style-name="gr2" draw:layer="layout" svg:width="4.904cm" svg:height="5.399cm" svg:x="18.548cm" svg:y="35.06cm" svg:viewBox="0 0 4905 5400" svg:d="m4905 800v-800h-4905v800zm-4905-800zm0 5400v0-5400 0zm4905 0v-5400 0z">
              <text:p/>
            </draw:path>
          </draw:g>
          <draw:frame draw:style-name="gr5" draw:layer="layout" svg:width="4.905cm" svg:height="1.009cm" svg:x="18.548cm" svg:y="34.956cm">
            <draw:text-box>
              <text:p text:style-name="P2"><text:span text:style-name="T2">&lt;&lt;Thread&gt;&gt;</text:span><text:span text:style-name="T2"><text:line-break/></text:span><text:span text:style-name="T2">POP3_Server</text:span></text:p>
            </draw:text-box>
          </draw:frame>
        </draw:g>
        <draw:g>
          <draw:polygon draw:style-name="gr1" draw:layer="layout" svg:width="0cm" svg:height="4.599cm" svg:x="9.775cm" svg:y="35.46cm" svg:viewBox="0 0 0 4600" draw:points="0,4600 0,4600 0,0 0,0">
            <text:p/>
          </draw:polygon>
          <draw:polygon draw:style-name="gr2" draw:layer="layout" svg:width="0cm" svg:height="4.599cm" svg:x="9.775cm" svg:y="35.46cm" svg:viewBox="0 0 0 4600" draw:points="0,4600 0,4600 0,0 0,0">
            <text:p/>
          </draw:polygon>
        </draw:g>
        <draw:g>
          <draw:polygon draw:style-name="gr1" draw:layer="layout" svg:width="4.069cm" svg:height="0cm" svg:x="5.705cm" svg:y="40.06cm" svg:viewBox="0 0 4070 0" draw:points="4070,0 4070,0 0,0 0,0">
            <text:p/>
          </draw:polygon>
          <draw:polygon draw:style-name="gr2" draw:layer="layout" svg:width="4.069cm" svg:height="0cm" svg:x="5.705cm" svg:y="40.06cm" svg:viewBox="0 0 4070 0" draw:points="4070,0 4070,0 0,0 0,0">
            <text:p/>
          </draw:polygon>
        </draw:g>
        <draw:g>
          <draw:g>
            <draw:polygon draw:style-name="gr1" draw:layer="layout" svg:width="4.094cm" svg:height="3.51cm" svg:x="5.705cm" svg:y="37.86cm" svg:viewBox="0 0 4095 3511" draw:points="4095,3511 4095,0 0,0 0,3511">
              <text:p/>
            </draw:polygon>
            <draw:polygon draw:style-name="gr2" draw:layer="layout" svg:width="4.094cm" svg:height="3.51cm" svg:x="5.705cm" svg:y="37.86cm" svg:viewBox="0 0 4095 3511" draw:points="4095,3511 4095,0 0,0 0,3511">
              <text:p/>
            </draw:polygon>
          </draw:g>
          <draw:frame draw:style-name="gr6" draw:text-style-name="P1" draw:layer="layout" svg:width="4.095cm" svg:height="4.14cm" svg:x="5.705cm" svg:y="37.86cm">
            <draw:text-box>
              <text:p text:style-name="P1"><text:span text:style-name="T1">-configure() : void</text:span><text:span text:style-name="T1"><text:line-break/></text:span><text:span text:style-name="T1">-waitForRequest() : void</text:span><text:span text:style-name="T1"><text:line-break/></text:span><text:span text:style-name="T1">-storeRequestHandler(r : </text:span><text:span text:style-name="T1"><text:line-break/></text:span><text:span text:style-name="T1">RequestHandler) : void</text:span><text:span text:style-name="T1"><text:line-break/></text:span><text:span text:style-name="T1">+deleteMe(r : RequestHandler)</text:span></text:p>
            </draw:text-box>
          </draw:frame>
        </draw:g>
        <draw:g>
          <draw:g>
            <draw:polygon draw:style-name="gr1" draw:layer="layout" svg:width="4.069cm" svg:height="1.799cm" svg:x="5.705cm" svg:y="36.06cm" svg:viewBox="0 0 4070 1800" draw:points="4070,1800 4070,0 0,0 0,1800">
              <text:p/>
            </draw:polygon>
            <draw:polygon draw:style-name="gr2" draw:layer="layout" svg:width="4.069cm" svg:height="1.799cm" svg:x="5.705cm" svg:y="36.06cm" svg:viewBox="0 0 4070 1800" draw:points="4070,1800 4070,0 0,0 0,1800">
              <text:p/>
            </draw:polygon>
          </draw:g>
          <draw:frame draw:style-name="gr7" draw:layer="layout" svg:width="4.07cm" svg:height="1.801cm" svg:x="5.705cm" svg:y="36.06cm">
            <draw:text-box>
              <text:p text:style-name="P1"><text:span text:style-name="T1">+socket : ServerSocket</text:span><text:span text:style-name="T1"><text:line-break/></text:span><text:span text:style-name="T1">+password : String</text:span><text:span text:style-name="T1"><text:line-break/></text:span><text:span text:style-name="T1">-port : int</text:span><text:span text:style-name="T1"><text:line-break/></text:span><text:span text:style-name="T1">-maxClients : int</text:span></text:p>
            </draw:text-box>
          </draw:frame>
        </draw:g>
        <draw:g>
          <draw:g>
            <draw:path draw:style-name="gr1" draw:layer="layout" svg:width="4.069cm" svg:height="4.598cm" svg:x="5.705cm" svg:y="35.46cm" svg:viewBox="0 0 4070 4599" svg:d="m4070 599v-599h-4070v599zm-4070-599zm0 4599v0-4599 0zm4070 0v-4599 0z">
              <text:p/>
            </draw:path>
            <draw:path draw:style-name="gr2" draw:layer="layout" svg:width="4.069cm" svg:height="4.598cm" svg:x="5.705cm" svg:y="35.46cm" svg:viewBox="0 0 4070 4599" svg:d="m4070 599v-599h-4070v599zm-4070-599zm0 4599v0-4599 0zm4070 0v-4599 0z">
              <text:p/>
            </draw:path>
          </draw:g>
          <draw:frame draw:style-name="gr8" draw:layer="layout" svg:width="4.07cm" svg:height="0.613cm" svg:x="5.705cm" svg:y="35.454cm">
            <draw:text-box>
              <text:p text:style-name="P2"><text:span text:style-name="T2">POP3_Mailserver</text:span></text:p>
            </draw:text-box>
          </draw:frame>
        </draw:g>
        <draw:g>
          <draw:polygon draw:style-name="gr1" draw:layer="layout" svg:width="0cm" svg:height="5.048cm" svg:x="17.232cm" svg:y="28.21cm" svg:viewBox="0 0 0 5049" draw:points="0,5049 0,5049 0,0 0,0">
            <text:p/>
          </draw:polygon>
          <draw:polygon draw:style-name="gr2" draw:layer="layout" svg:width="0cm" svg:height="5.048cm" svg:x="17.232cm" svg:y="28.21cm" svg:viewBox="0 0 0 5049" draw:points="0,5049 0,5049 0,0 0,0">
            <text:p/>
          </draw:polygon>
        </draw:g>
        <draw:g>
          <draw:polygon draw:style-name="gr1" draw:layer="layout" svg:width="5.374cm" svg:height="0cm" svg:x="11.857cm" svg:y="33.26cm" svg:viewBox="0 0 5375 0" draw:points="5375,0 5375,0 0,0 0,0">
            <text:p/>
          </draw:polygon>
          <draw:polygon draw:style-name="gr2" draw:layer="layout" svg:width="5.374cm" svg:height="0cm" svg:x="11.857cm" svg:y="33.26cm" svg:viewBox="0 0 5375 0" draw:points="5375,0 5375,0 0,0 0,0">
            <text:p/>
          </draw:polygon>
        </draw:g>
        <draw:g>
          <draw:g>
            <draw:polygon draw:style-name="gr1" draw:layer="layout" svg:width="5.374cm" svg:height="2.849cm" svg:x="11.857cm" svg:y="30.41cm" svg:viewBox="0 0 5375 2850" draw:points="5375,2850 5375,0 0,0 0,2850">
              <text:p/>
            </draw:polygon>
            <draw:polygon draw:style-name="gr2" draw:layer="layout" svg:width="5.374cm" svg:height="2.849cm" svg:x="11.857cm" svg:y="30.41cm" svg:viewBox="0 0 5375 2850" draw:points="5375,2850 5375,0 0,0 0,2850">
              <text:p/>
            </draw:polygon>
          </draw:g>
          <draw:frame draw:style-name="gr9" draw:layer="layout" svg:width="5.375cm" svg:height="2.989cm" svg:x="11.857cm" svg:y="30.41cm">
            <draw:text-box>
              <text:p text:style-name="P1"><text:span text:style-name="T1">+main(args[] : String) : void</text:span><text:span text:style-name="T1"><text:line-break/></text:span><text:span text:style-name="T1">-askUserForHostAndPort() : void</text:span><text:span text:style-name="T1"><text:line-break/></text:span><text:span text:style-name="T1">-establishConnection() : void</text:span><text:span text:style-name="T1"><text:line-break/></text:span><text:span text:style-name="T1">-getUserCommand() : String</text:span><text:span text:style-name="T1"><text:line-break/></text:span><text:span text:style-name="T1">-writeToServer(w : PrintWriter, command : String) : void</text:span><text:span text:style-name="T1"><text:line-break/></text:span><text:span text:style-name="T1">-createShutDownHook() : void</text:span></text:p>
            </draw:text-box>
          </draw:frame>
        </draw:g>
        <draw:g>
          <draw:g>
            <draw:polygon draw:style-name="gr1" draw:layer="layout" svg:width="5.374cm" svg:height="1.599cm" svg:x="11.857cm" svg:y="28.81cm" svg:viewBox="0 0 5375 1600" draw:points="5375,1600 5375,0 0,0 0,1600">
              <text:p/>
            </draw:polygon>
            <draw:polygon draw:style-name="gr2" draw:layer="layout" svg:width="5.374cm" svg:height="1.599cm" svg:x="11.857cm" svg:y="28.81cm" svg:viewBox="0 0 5375 1600" draw:points="5375,1600 5375,0 0,0 0,1600">
              <text:p/>
            </draw:polygon>
          </draw:g>
          <draw:frame draw:style-name="gr10" draw:layer="layout" svg:width="5.375cm" svg:height="1.801cm" svg:x="11.857cm" svg:y="28.81cm">
            <draw:text-box>
              <text:p text:style-name="P1"><text:span text:style-name="T1">-host : String</text:span><text:span text:style-name="T1"><text:line-break/></text:span><text:span text:style-name="T1">-port : int</text:span><text:span text:style-name="T1"><text:line-break/></text:span><text:span text:style-name="T1">-address : InetAddress</text:span><text:span text:style-name="T1"><text:line-break/></text:span><text:span text:style-name="T1">-connection : Socket</text:span></text:p>
            </draw:text-box>
          </draw:frame>
        </draw:g>
        <draw:g>
          <draw:g>
            <draw:path draw:style-name="gr1" draw:layer="layout" svg:width="5.374cm" svg:height="5.048cm" svg:x="11.857cm" svg:y="28.21cm" svg:viewBox="0 0 5375 5049" svg:d="m5375 599v-599h-5375v599zm-5375-599zm0 5049v0-5049 0zm5375 0v-5049 0z">
              <text:p/>
            </draw:path>
            <draw:path draw:style-name="gr2" draw:layer="layout" svg:width="5.374cm" svg:height="5.048cm" svg:x="11.857cm" svg:y="28.21cm" svg:viewBox="0 0 5375 5049" svg:d="m5375 599v-599h-5375v599zm-5375-599zm0 5049v0-5049 0zm5375 0v-5049 0z">
              <text:p/>
            </draw:path>
          </draw:g>
          <draw:frame draw:style-name="gr8" draw:layer="layout" svg:width="5.375cm" svg:height="1.009cm" svg:x="11.857cm" svg:y="28.006cm">
            <draw:text-box>
              <text:p text:style-name="P2"><text:span text:style-name="T2">&lt;&lt;Thread&gt;&gt;</text:span><text:span text:style-name="T2"><text:line-break/></text:span><text:span text:style-name="T2">POP3_Client</text:span></text:p>
            </draw:text-box>
          </draw:frame>
        </draw:g>
        <draw:polyline draw:style-name="gr11" draw:layer="layout" svg:width="4.116cm" svg:height="4.724cm" svg:x="7.74cm" svg:y="30.735cm" svg:viewBox="0 0 4117 4725" draw:points="0,4725 0,0 4117,0">
          <text:p/>
        </draw:polyline>
        <draw:frame draw:style-name="gr12" draw:layer="layout" svg:width="0.489cm" svg:height="0.621cm" svg:x="10.899cm" svg:y="30.202cm">
          <draw:text-box>
            <text:p text:style-name="P2"><text:span text:style-name="T1">1</text:span></text:p>
          </draw:text-box>
        </draw:frame>
        <draw:frame draw:style-name="gr12" draw:layer="layout" svg:width="0.487cm" svg:height="0.621cm" svg:x="7.048cm" svg:y="34.499cm">
          <draw:text-box>
            <text:p text:style-name="P2"><text:span text:style-name="T1">*</text:span></text:p>
          </draw:text-box>
        </draw:frame>
        <draw:polygon draw:style-name="gr13" draw:layer="layout" svg:width="0cm" svg:height="0cm" svg:x="13.845cm" svg:y="20.86cm" svg:viewBox="0 0 0 0" draw:points="0,0">
          <text:p/>
        </draw:polygon>
        <draw:polygon draw:style-name="gr14" draw:layer="layout" svg:width="0cm" svg:height="0cm" svg:x="13.845cm" svg:y="20.86cm" svg:viewBox="0 0 0 0" draw:points="0,0">
          <text:p/>
        </draw:polygon>
        <draw:polygon draw:style-name="gr15" draw:layer="layout" svg:width="0cm" svg:height="0cm" svg:x="13.845cm" svg:y="20.86cm" svg:viewBox="0 0 0 0" draw:points="0,0">
          <text:p/>
        </draw:polygon>
        <draw:polygon draw:style-name="gr16" draw:layer="layout" svg:width="0cm" svg:height="0cm" svg:x="13.845cm" svg:y="20.86cm" svg:viewBox="0 0 0 0" draw:points="0,0">
          <text:p/>
        </draw:polygon>
        <draw:polygon draw:style-name="gr17" draw:layer="layout" svg:width="0cm" svg:height="0cm" svg:x="13.845cm" svg:y="20.86cm" svg:viewBox="0 0 0 0" draw:points="0,0">
          <text:p/>
        </draw:polygon>
        <draw:polygon draw:style-name="gr18" draw:layer="layout" svg:width="0cm" svg:height="0cm" svg:x="13.845cm" svg:y="20.86cm" svg:viewBox="0 0 0 0" draw:points="0,0">
          <text:p/>
        </draw:polygon>
        <draw:polygon draw:style-name="gr19" draw:layer="layout" svg:width="0cm" svg:height="0cm" svg:x="13.845cm" svg:y="20.86cm" svg:viewBox="0 0 0 0" draw:points="0,0">
          <text:p/>
        </draw:polygon>
        <draw:polygon draw:style-name="gr20" draw:layer="layout" svg:width="0cm" svg:height="0cm" svg:x="13.845cm" svg:y="20.86cm" svg:viewBox="0 0 0 0" draw:points="0,0">
          <text:p/>
        </draw:polygon>
        <draw:polygon draw:style-name="gr21" draw:layer="layout" svg:width="0cm" svg:height="0cm" svg:x="13.845cm" svg:y="20.86cm" svg:viewBox="0 0 0 0" draw:points="0,0">
          <text:p/>
        </draw:polygon>
        <draw:polygon draw:style-name="gr22" draw:layer="layout" svg:width="0cm" svg:height="0cm" svg:x="13.845cm" svg:y="20.86cm" svg:viewBox="0 0 0 0" draw:points="0,0">
          <text:p/>
        </draw:polygon>
        <draw:polygon draw:style-name="gr23" draw:layer="layout" svg:width="0cm" svg:height="0cm" svg:x="13.845cm" svg:y="20.86cm" svg:viewBox="0 0 0 0" draw:points="0,0">
          <text:p/>
        </draw:polygon>
        <draw:line draw:style-name="gr24" draw:layer="layout" svg:x1="13.845cm" svg:y1="20.86cm" svg:x2="12.575cm" svg:y2="22.13cm">
          <text:p/>
        </draw:line>
        <draw:g>
          <draw:g>
            <draw:path draw:style-name="gr25" draw:layer="layout" svg:width="12.013cm" svg:height="15.481cm" svg:x="6.2cm" svg:y="11.898cm" svg:viewBox="0 0 12014 15482" svg:d="m12014 357-436-357v357zm0 0h-436v-357h-11578v15482h12014z">
              <text:p/>
            </draw:path>
            <draw:path draw:style-name="gr26" draw:layer="layout" svg:width="12.013cm" svg:height="15.481cm" svg:x="6.2cm" svg:y="11.898cm" svg:viewBox="0 0 12014 15482" svg:d="m12014 357-436-357v357zm0 0h-436v-357h-11578v15482h12014z">
              <text:p/>
            </draw:path>
          </draw:g>
          <draw:frame draw:style-name="gr27" draw:text-style-name="P3" draw:layer="layout" svg:width="12.015cm" svg:height="21.88cm" svg:x="6.2cm" svg:y="8.7cm">
            <draw:text-box>
              <text:p text:style-name="P3"><text:span text:style-name="T3">Der POP3_Client holt im Abstand von 30 Sekunden für die hinterlegten POP3-Konten Nachrichten beim POP3_Mailserver ab und speichert diese im Abholaccount, das einem Konto eindeutig zugeordnet ist.</text:span><text:span text:style-name="T3"><text:line-break/></text:span><text:span text:style-name="T3">Ein E-Mail-Client baut die Verbindung zum POP3_Proxy auf, welcher diesen an den POP3_Server delegiert. Der POP3_Server bietet dem E-Mail Client die für sein Konto (nach Autorisation) im Abholaccount hinterlegten E-Mails an.</text:span><text:span text:style-name="T3"><text:line-break/></text:span><text:span text:style-name="T3">Das POP3_Konto ist ein Mutex, da POP3_Client und POP3_Server gleichzeitig auf ein Konto zugreifen könnten.</text:span><text:span text:style-name="T3"><text:line-break/></text:span><text:span text:style-name="T3">Wenn der POP3_Abholaccount beim Zugriff eines E-Mail Clients leer ist, muss der POP3_Server dem POP3_Client bescheid geben, dass er nach neuen E-Mails gucken soll.</text:span><text:span text:style-name="T3"><text:line-break/></text:span><text:span text:style-name="T3">Die Klasse POP3_Proxy erzeugt also einen POP3_Client und einen POP3_Server aus technischer Sicht. Aus fachlicher Sicht sind POP3_Client und POP3_Server eine Einheit, also ein POP3_Proxyserver.</text:span><text:span text:style-name="T3"><text:line-break/></text:span><text:span text:style-name="T3">Der POP3_Proxy wurde aufgrund des Designprinzips „Separation of Concerns“ in 2 Klassen repräsentiert.</text:span><text:span text:style-name="T3"><text:line-break/></text:span><text:span text:style-name="T3"/></text:p>
            </draw:text-box>
          </draw:frame>
        </draw:g>
        <draw:g>
          <draw:polygon draw:style-name="gr1" draw:layer="layout" svg:width="0cm" svg:height="2.034cm" svg:x="9.775cm" svg:y="43.925cm" svg:viewBox="0 0 0 2035" draw:points="0,2035 0,2035 0,0 0,0">
            <text:p/>
          </draw:polygon>
          <draw:polygon draw:style-name="gr2" draw:layer="layout" svg:width="0cm" svg:height="2.034cm" svg:x="9.775cm" svg:y="43.925cm" svg:viewBox="0 0 0 2035" draw:points="0,2035 0,2035 0,0 0,0">
            <text:p/>
          </draw:polygon>
        </draw:g>
        <draw:g>
          <draw:polygon draw:style-name="gr1" draw:layer="layout" svg:width="4.069cm" svg:height="0cm" svg:x="5.705cm" svg:y="45.96cm" svg:viewBox="0 0 4070 0" draw:points="4070,0 4070,0 0,0 0,0">
            <text:p/>
          </draw:polygon>
          <draw:polygon draw:style-name="gr2" draw:layer="layout" svg:width="4.069cm" svg:height="0cm" svg:x="5.705cm" svg:y="45.96cm" svg:viewBox="0 0 4070 0" draw:points="4070,0 4070,0 0,0 0,0">
            <text:p/>
          </draw:polygon>
        </draw:g>
        <draw:g>
          <draw:polygon draw:style-name="gr1" draw:layer="layout" svg:width="4.069cm" svg:height="0cm" svg:x="5.705cm" svg:y="45.96cm" svg:viewBox="0 0 4070 0" draw:points="4070,0 4070,0 0,0 0,0">
            <text:p/>
          </draw:polygon>
          <draw:polygon draw:style-name="gr2" draw:layer="layout" svg:width="4.069cm" svg:height="0cm" svg:x="5.705cm" svg:y="45.96cm" svg:viewBox="0 0 4070 0" draw:points="4070,0 4070,0 0,0 0,0">
            <text:p/>
          </draw:polygon>
        </draw:g>
        <draw:g>
          <draw:polygon draw:style-name="gr1" draw:layer="layout" svg:width="4.069cm" svg:height="1.348cm" svg:x="5.705cm" svg:y="44.61cm" svg:viewBox="0 0 4070 1349" draw:points="4070,1349 4070,0 0,0 0,1349">
            <text:p/>
          </draw:polygon>
          <draw:polygon draw:style-name="gr2" draw:layer="layout" svg:width="4.069cm" svg:height="1.348cm" svg:x="5.705cm" svg:y="44.61cm" svg:viewBox="0 0 4070 1349" draw:points="4070,1349 4070,0 0,0 0,1349">
            <text:p/>
          </draw:polygon>
        </draw:g>
        <draw:g>
          <draw:g>
            <draw:path draw:style-name="gr1" draw:layer="layout" svg:width="4.069cm" svg:height="2.034cm" svg:x="5.705cm" svg:y="43.925cm" svg:viewBox="0 0 4070 2035" svg:d="m4070 685v-685h-4070v685zm-4070-685zm0 2035v0-2035 0zm4070 0v-2035 0z">
              <text:p/>
            </draw:path>
            <draw:path draw:style-name="gr2" draw:layer="layout" svg:width="4.069cm" svg:height="2.034cm" svg:x="5.705cm" svg:y="43.925cm" svg:viewBox="0 0 4070 2035" svg:d="m4070 685v-685h-4070v685zm-4070-685zm0 2035v0-2035 0zm4070 0v-2035 0z">
              <text:p/>
            </draw:path>
          </draw:g>
          <draw:frame draw:style-name="gr28" draw:layer="layout" svg:width="4.07cm" svg:height="0.685cm" svg:x="5.705cm" svg:y="43.925cm">
            <draw:text-box>
              <text:p text:style-name="P2"><text:span text:style-name="T2">UserAccount</text:span></text:p>
            </draw:text-box>
          </draw:frame>
        </draw:g>
        <draw:g>
          <draw:polygon draw:style-name="gr1" draw:layer="layout" svg:width="0cm" svg:height="2.034cm" svg:x="4.133cm" svg:y="43.925cm" svg:viewBox="0 0 0 2035" draw:points="0,2035 0,2035 0,0 0,0">
            <text:p/>
          </draw:polygon>
          <draw:polygon draw:style-name="gr2" draw:layer="layout" svg:width="0cm" svg:height="2.034cm" svg:x="4.133cm" svg:y="43.925cm" svg:viewBox="0 0 0 2035" draw:points="0,2035 0,2035 0,0 0,0">
            <text:p/>
          </draw:polygon>
        </draw:g>
        <draw:g>
          <draw:polygon draw:style-name="gr1" draw:layer="layout" svg:width="3.496cm" svg:height="0cm" svg:x="0.635cm" svg:y="45.96cm" svg:viewBox="0 0 3497 0" draw:points="3497,0 3497,0 0,0 0,0">
            <text:p/>
          </draw:polygon>
          <draw:polygon draw:style-name="gr2" draw:layer="layout" svg:width="3.496cm" svg:height="0cm" svg:x="0.635cm" svg:y="45.96cm" svg:viewBox="0 0 3497 0" draw:points="3497,0 3497,0 0,0 0,0">
            <text:p/>
          </draw:polygon>
        </draw:g>
        <draw:g>
          <draw:polygon draw:style-name="gr1" draw:layer="layout" svg:width="3.496cm" svg:height="0cm" svg:x="0.635cm" svg:y="45.96cm" svg:viewBox="0 0 3497 0" draw:points="3497,0 3497,0 0,0 0,0">
            <text:p/>
          </draw:polygon>
          <draw:polygon draw:style-name="gr2" draw:layer="layout" svg:width="3.496cm" svg:height="0cm" svg:x="0.635cm" svg:y="45.96cm" svg:viewBox="0 0 3497 0" draw:points="3497,0 3497,0 0,0 0,0">
            <text:p/>
          </draw:polygon>
        </draw:g>
        <draw:g>
          <draw:polygon draw:style-name="gr1" draw:layer="layout" svg:width="3.496cm" svg:height="1.298cm" svg:x="0.635cm" svg:y="44.66cm" svg:viewBox="0 0 3497 1299" draw:points="3497,1299 3497,0 0,0 0,1299">
            <text:p/>
          </draw:polygon>
          <draw:polygon draw:style-name="gr2" draw:layer="layout" svg:width="3.496cm" svg:height="1.298cm" svg:x="0.635cm" svg:y="44.66cm" svg:viewBox="0 0 3497 1299" draw:points="3497,1299 3497,0 0,0 0,1299">
            <text:p/>
          </draw:polygon>
        </draw:g>
        <draw:g>
          <draw:g>
            <draw:path draw:style-name="gr1" draw:layer="layout" svg:width="3.496cm" svg:height="2.034cm" svg:x="0.635cm" svg:y="43.925cm" svg:viewBox="0 0 3497 2035" svg:d="m3497 735v-735h-3497v735zm-3497-735zm0 2035v0-2035 0zm3497 0v-2035 0z">
              <text:p/>
            </draw:path>
            <draw:path draw:style-name="gr2" draw:layer="layout" svg:width="3.496cm" svg:height="2.034cm" svg:x="0.635cm" svg:y="43.925cm" svg:viewBox="0 0 3497 2035" svg:d="m3497 735v-735h-3497v735zm-3497-735zm0 2035v0-2035 0zm3497 0v-2035 0z">
              <text:p/>
            </draw:path>
          </draw:g>
          <draw:frame draw:style-name="gr29" draw:layer="layout" svg:width="3.498cm" svg:height="1.009cm" svg:x="0.635cm" svg:y="43.788cm">
            <draw:text-box>
              <text:p text:style-name="P2"><text:span text:style-name="T2">&lt;&lt;interface&gt;&gt;</text:span><text:span text:style-name="T2"><text:line-break/></text:span><text:span text:style-name="T2">Account</text:span></text:p>
            </draw:text-box>
          </draw:frame>
        </draw:g>
        <draw:line draw:style-name="gr30" draw:layer="layout" svg:x1="5.705cm" svg:y1="44.943cm" svg:x2="4.133cm" svg:y2="44.943cm">
          <text:p/>
        </draw:line>
        <draw:line draw:style-name="gr31" draw:layer="layout" svg:x1="7.7cm" svg:y1="41.4cm" svg:x2="7.74cm" svg:y2="43.925cm">
          <text:p/>
        </draw:line>
        <draw:frame draw:style-name="gr12" draw:layer="layout" svg:width="0.489cm" svg:height="0.621cm" svg:x="7.046cm" svg:y="40.25cm">
          <draw:text-box>
            <text:p text:style-name="P2"><text:span text:style-name="T1">1</text:span></text:p>
          </draw:text-box>
        </draw:frame>
        <draw:frame draw:style-name="gr12" draw:layer="layout" svg:width="0.487cm" svg:height="0.621cm" svg:x="7.048cm" svg:y="43.114cm">
          <draw:text-box>
            <text:p text:style-name="P2"><text:span text:style-name="T1">*</text:span></text:p>
          </draw:text-box>
        </draw:frame>
        <draw:g>
          <draw:polygon draw:style-name="gr1" draw:layer="layout" svg:width="0cm" svg:height="3.333cm" svg:x="23.035cm" svg:y="22.893cm" svg:viewBox="0 0 0 3334" draw:points="0,3334 0,3334 0,0 0,0">
            <text:p/>
          </draw:polygon>
          <draw:polygon draw:style-name="gr2" draw:layer="layout" svg:width="0cm" svg:height="3.333cm" svg:x="23.035cm" svg:y="22.893cm" svg:viewBox="0 0 0 3334" draw:points="0,3334 0,3334 0,0 0,0">
            <text:p/>
          </draw:polygon>
        </draw:g>
        <draw:g>
          <draw:polygon draw:style-name="gr1" draw:layer="layout" svg:width="4.069cm" svg:height="0cm" svg:x="18.965cm" svg:y="26.228cm" svg:viewBox="0 0 4070 0" draw:points="4070,0 4070,0 0,0 0,0">
            <text:p/>
          </draw:polygon>
          <draw:polygon draw:style-name="gr2" draw:layer="layout" svg:width="4.069cm" svg:height="0cm" svg:x="18.965cm" svg:y="26.228cm" svg:viewBox="0 0 4070 0" draw:points="4070,0 4070,0 0,0 0,0">
            <text:p/>
          </draw:polygon>
        </draw:g>
        <draw:g>
          <draw:polygon draw:style-name="gr1" draw:layer="layout" svg:width="4.069cm" svg:height="1.748cm" svg:x="18.965cm" svg:y="24.477cm" svg:viewBox="0 0 4070 1749" draw:points="4070,1749 4070,0 0,0 0,1749">
            <text:p/>
          </draw:polygon>
          <draw:polygon draw:style-name="gr2" draw:layer="layout" svg:width="4.069cm" svg:height="1.748cm" svg:x="18.965cm" svg:y="24.477cm" svg:viewBox="0 0 4070 1749" draw:points="4070,1749 4070,0 0,0 0,1749">
            <text:p/>
          </draw:polygon>
        </draw:g>
        <draw:g>
          <draw:polygon draw:style-name="gr1" draw:layer="layout" svg:width="4.069cm" svg:height="0.799cm" svg:x="18.965cm" svg:y="23.678cm" svg:viewBox="0 0 4070 800" draw:points="4070,800 4070,0 0,0 0,800">
            <text:p/>
          </draw:polygon>
          <draw:polygon draw:style-name="gr2" draw:layer="layout" svg:width="4.069cm" svg:height="0.799cm" svg:x="18.965cm" svg:y="23.678cm" svg:viewBox="0 0 4070 800" draw:points="4070,800 4070,0 0,0 0,800">
            <text:p/>
          </draw:polygon>
        </draw:g>
        <draw:g>
          <draw:g>
            <draw:path draw:style-name="gr1" draw:layer="layout" svg:width="4.069cm" svg:height="3.333cm" svg:x="18.965cm" svg:y="22.893cm" svg:viewBox="0 0 4070 3334" svg:d="m4070 785v-785h-4070v785zm-4070-785zm0 3334v0-3334 0zm4070 0v-3334 0z">
              <text:p/>
            </draw:path>
            <draw:path draw:style-name="gr2" draw:layer="layout" svg:width="4.069cm" svg:height="3.333cm" svg:x="18.965cm" svg:y="22.893cm" svg:viewBox="0 0 4070 3334" svg:d="m4070 785v-785h-4070v785zm-4070-785zm0 3334v0-3334 0zm4070 0v-3334 0z">
              <text:p/>
            </draw:path>
          </draw:g>
          <draw:frame draw:style-name="gr32" draw:layer="layout" svg:width="4.07cm" svg:height="1.009cm" svg:x="18.965cm" svg:y="22.781cm">
            <draw:text-box>
              <text:p text:style-name="P2"><text:span text:style-name="T2">&lt;&lt;interface&gt;&gt;</text:span><text:span text:style-name="T2"><text:line-break/></text:span><text:span text:style-name="T2">Konto</text:span></text:p>
            </draw:text-box>
          </draw:frame>
        </draw:g>
        <draw:g>
          <draw:polygon draw:style-name="gr1" draw:layer="layout" svg:width="0cm" svg:height="3.333cm" svg:x="22.749cm" svg:y="28.21cm" svg:viewBox="0 0 0 3334" draw:points="0,3334 0,3334 0,0 0,0">
            <text:p/>
          </draw:polygon>
          <draw:polygon draw:style-name="gr2" draw:layer="layout" svg:width="0cm" svg:height="3.333cm" svg:x="22.749cm" svg:y="28.21cm" svg:viewBox="0 0 0 3334" draw:points="0,3334 0,3334 0,0 0,0">
            <text:p/>
          </draw:polygon>
        </draw:g>
        <draw:g>
          <draw:polygon draw:style-name="gr1" draw:layer="layout" svg:width="3.496cm" svg:height="0cm" svg:x="19.251cm" svg:y="31.545cm" svg:viewBox="0 0 3497 0" draw:points="3497,0 3497,0 0,0 0,0">
            <text:p/>
          </draw:polygon>
          <draw:polygon draw:style-name="gr2" draw:layer="layout" svg:width="3.496cm" svg:height="0cm" svg:x="19.251cm" svg:y="31.545cm" svg:viewBox="0 0 3497 0" draw:points="3497,0 3497,0 0,0 0,0">
            <text:p/>
          </draw:polygon>
        </draw:g>
        <draw:g>
          <draw:polygon draw:style-name="gr1" draw:layer="layout" svg:width="3.496cm" svg:height="1.654cm" svg:x="19.251cm" svg:y="30.545cm" svg:viewBox="0 0 3497 1655" draw:points="3497,1655 3497,0 0,0 0,1655">
            <text:p/>
          </draw:polygon>
          <draw:polygon draw:style-name="gr2" draw:layer="layout" svg:width="3.496cm" svg:height="1.654cm" svg:x="19.251cm" svg:y="30.545cm" svg:viewBox="0 0 3497 1655" draw:points="3497,1655 3497,0 0,0 0,1655">
            <text:p/>
          </draw:polygon>
        </draw:g>
        <draw:g>
          <draw:g>
            <draw:polygon draw:style-name="gr1" draw:layer="layout" svg:width="3.496cm" svg:height="2.188cm" svg:x="19.251cm" svg:y="28.995cm" svg:viewBox="0 0 3497 2189" draw:points="3497,2189 3497,0 0,0 0,2189">
              <text:p/>
            </draw:polygon>
            <draw:polygon draw:style-name="gr2" draw:layer="layout" svg:width="3.496cm" svg:height="2.188cm" svg:x="19.251cm" svg:y="28.995cm" svg:viewBox="0 0 3497 2189" draw:points="3497,2189 3497,0 0,0 0,2189">
              <text:p/>
            </draw:polygon>
          </draw:g>
          <draw:frame draw:style-name="gr33" draw:text-style-name="P1" draw:layer="layout" svg:width="3.498cm" svg:height="3.105cm" svg:x="19.251cm" svg:y="28.995cm">
            <draw:text-box>
              <text:p text:style-name="P1"><text:span text:style-name="T1">-USER : String</text:span><text:span text:style-name="T1"><text:line-break/></text:span><text:span text:style-name="T1">-PASS : String</text:span><text:span text:style-name="T1"><text:line-break/></text:span><text:span text:style-name="T1">-PORT : int</text:span><text:span text:style-name="T1"><text:line-break/></text:span><text:span text:style-name="T1">-SERVERADRESSE : String</text:span></text:p>
            </draw:text-box>
          </draw:frame>
        </draw:g>
        <draw:g>
          <draw:g>
            <draw:path draw:style-name="gr1" draw:layer="layout" svg:width="3.496cm" svg:height="3.333cm" svg:x="19.251cm" svg:y="28.21cm" svg:viewBox="0 0 3497 3334" svg:d="m3497 785v-785h-3497v785zm-3497-785zm0 3334v0-3334 0zm3497 0v-3334 0z">
              <text:p/>
            </draw:path>
            <draw:path draw:style-name="gr2" draw:layer="layout" svg:width="3.496cm" svg:height="3.333cm" svg:x="19.251cm" svg:y="28.21cm" svg:viewBox="0 0 3497 3334" svg:d="m3497 785v-785h-3497v785zm-3497-785zm0 3334v0-3334 0zm3497 0v-3334 0z">
              <text:p/>
            </draw:path>
          </draw:g>
          <draw:frame draw:style-name="gr32" draw:layer="layout" svg:width="3.498cm" svg:height="0.785cm" svg:x="19.251cm" svg:y="28.21cm">
            <draw:text-box>
              <text:p text:style-name="P2"><text:span text:style-name="T2">POP3_Konto</text:span></text:p>
            </draw:text-box>
          </draw:frame>
        </draw:g>
        <draw:g>
          <draw:polygon draw:style-name="gr1" draw:layer="layout" svg:width="0cm" svg:height="4.599cm" svg:x="16.58cm" svg:y="35.46cm" svg:viewBox="0 0 0 4600" draw:points="0,4600 0,4600 0,0 0,0">
            <text:p/>
          </draw:polygon>
          <draw:polygon draw:style-name="gr2" draw:layer="layout" svg:width="0cm" svg:height="4.599cm" svg:x="16.58cm" svg:y="35.46cm" svg:viewBox="0 0 0 4600" draw:points="0,4600 0,4600 0,0 0,0">
            <text:p/>
          </draw:polygon>
        </draw:g>
        <draw:g>
          <draw:polygon draw:style-name="gr1" draw:layer="layout" svg:width="4.069cm" svg:height="0cm" svg:x="12.51cm" svg:y="40.06cm" svg:viewBox="0 0 4070 0" draw:points="4070,0 4070,0 0,0 0,0">
            <text:p/>
          </draw:polygon>
          <draw:polygon draw:style-name="gr2" draw:layer="layout" svg:width="4.069cm" svg:height="0cm" svg:x="12.51cm" svg:y="40.06cm" svg:viewBox="0 0 4070 0" draw:points="4070,0 4070,0 0,0 0,0">
            <text:p/>
          </draw:polygon>
        </draw:g>
        <draw:g>
          <draw:polygon draw:style-name="gr1" draw:layer="layout" svg:width="4.069cm" svg:height="0cm" svg:x="12.51cm" svg:y="40.06cm" svg:viewBox="0 0 4070 0" draw:points="4070,0 4070,0 0,0 0,0">
            <text:p/>
          </draw:polygon>
          <draw:polygon draw:style-name="gr2" draw:layer="layout" svg:width="4.069cm" svg:height="0cm" svg:x="12.51cm" svg:y="40.06cm" svg:viewBox="0 0 4070 0" draw:points="4070,0 4070,0 0,0 0,0">
            <text:p/>
          </draw:polygon>
        </draw:g>
        <draw:g>
          <draw:polygon draw:style-name="gr1" draw:layer="layout" svg:width="4.069cm" svg:height="3.598cm" svg:x="12.51cm" svg:y="36.46cm" svg:viewBox="0 0 4070 3599" draw:points="4070,3599 4070,0 0,0 0,3599">
            <text:p/>
          </draw:polygon>
          <draw:polygon draw:style-name="gr2" draw:layer="layout" svg:width="4.069cm" svg:height="3.598cm" svg:x="12.51cm" svg:y="36.46cm" svg:viewBox="0 0 4070 3599" draw:points="4070,3599 4070,0 0,0 0,3599">
            <text:p/>
          </draw:polygon>
        </draw:g>
        <draw:g>
          <draw:g>
            <draw:path draw:style-name="gr1" draw:layer="layout" svg:width="4.069cm" svg:height="4.599cm" svg:x="12.51cm" svg:y="35.46cm" svg:viewBox="0 0 4070 4600" svg:d="m4070 1000v-1000h-4070v1000zm-4070-1000zm0 4600v0-4600 0zm4070 0v-4600 0z">
              <text:p/>
            </draw:path>
            <draw:path draw:style-name="gr2" draw:layer="layout" svg:width="4.069cm" svg:height="4.599cm" svg:x="12.51cm" svg:y="35.46cm" svg:viewBox="0 0 4070 4600" svg:d="m4070 1000v-1000h-4070v1000zm-4070-1000zm0 4600v0-4600 0zm4070 0v-4600 0z">
              <text:p/>
            </draw:path>
          </draw:g>
          <draw:frame draw:style-name="gr34" draw:layer="layout" svg:width="4.07cm" svg:height="1cm" svg:x="12.51cm" svg:y="35.46cm">
            <draw:text-box>
              <text:p text:style-name="P2"><text:span text:style-name="T2">POP3_Proxy</text:span></text:p>
            </draw:text-box>
          </draw:frame>
        </draw:g>
        <draw:line draw:style-name="gr35" draw:layer="layout" svg:x1="16.58cm" svg:y1="37.76cm" svg:x2="18.547cm" svg:y2="37.76cm">
          <text:p/>
        </draw:line>
        <draw:frame draw:style-name="gr12" draw:layer="layout" svg:width="0.489cm" svg:height="0.621cm" svg:x="17.795cm" svg:y="37.227cm">
          <draw:text-box>
            <text:p text:style-name="P2"><text:span text:style-name="T1">*</text:span></text:p>
          </draw:text-box>
        </draw:frame>
        <draw:frame draw:style-name="gr12" draw:layer="layout" svg:width="0.489cm" svg:height="0.621cm" svg:x="16.844cm" svg:y="37.227cm">
          <draw:text-box>
            <text:p text:style-name="P2"><text:span text:style-name="T1">1</text:span></text:p>
          </draw:text-box>
        </draw:frame>
        <draw:line draw:style-name="gr36" draw:layer="layout" svg:x1="14.545cm" svg:y1="35.46cm" svg:x2="14.545cm" svg:y2="33.26cm">
          <text:p/>
        </draw:line>
        <draw:frame draw:style-name="gr12" draw:layer="layout" svg:width="0.489cm" svg:height="0.621cm" svg:x="13.851cm" svg:y="34.435cm">
          <draw:text-box>
            <text:p text:style-name="P2"><text:span text:style-name="T1">1</text:span></text:p>
          </draw:text-box>
        </draw:frame>
        <draw:frame draw:style-name="gr12" draw:layer="layout" svg:width="0.489cm" svg:height="0.621cm" svg:x="13.851cm" svg:y="33.665cm">
          <draw:text-box>
            <text:p text:style-name="P2"><text:span text:style-name="T1">1</text:span></text:p>
          </draw:text-box>
        </draw:frame>
        <draw:g>
          <draw:polygon draw:style-name="gr1" draw:layer="layout" svg:width="0cm" svg:height="1.269cm" svg:x="29.27cm" svg:y="33.19cm" svg:viewBox="0 0 0 1270" draw:points="0,1270 0,1270 0,0 0,0">
            <text:p/>
          </draw:polygon>
          <draw:polygon draw:style-name="gr2" draw:layer="layout" svg:width="0cm" svg:height="1.269cm" svg:x="29.27cm" svg:y="33.19cm" svg:viewBox="0 0 0 1270" draw:points="0,1270 0,1270 0,0 0,0">
            <text:p/>
          </draw:polygon>
        </draw:g>
        <draw:g>
          <draw:polygon draw:style-name="gr1" draw:layer="layout" svg:width="2.539cm" svg:height="0cm" svg:x="26.73cm" svg:y="34.46cm" svg:viewBox="0 0 2540 0" draw:points="2540,0 2540,0 0,0 0,0">
            <text:p/>
          </draw:polygon>
          <draw:polygon draw:style-name="gr2" draw:layer="layout" svg:width="2.539cm" svg:height="0cm" svg:x="26.73cm" svg:y="34.46cm" svg:viewBox="0 0 2540 0" draw:points="2540,0 2540,0 0,0 0,0">
            <text:p/>
          </draw:polygon>
        </draw:g>
        <draw:g>
          <draw:polygon draw:style-name="gr1" draw:layer="layout" svg:width="2.539cm" svg:height="0cm" svg:x="26.73cm" svg:y="34.46cm" svg:viewBox="0 0 2540 0" draw:points="2540,0 2540,0 0,0 0,0">
            <text:p/>
          </draw:polygon>
          <draw:polygon draw:style-name="gr2" draw:layer="layout" svg:width="2.539cm" svg:height="0cm" svg:x="26.73cm" svg:y="34.46cm" svg:viewBox="0 0 2540 0" draw:points="2540,0 2540,0 0,0 0,0">
            <text:p/>
          </draw:polygon>
        </draw:g>
        <draw:g>
          <draw:polygon draw:style-name="gr1" draw:layer="layout" svg:width="2.539cm" svg:height="0.569cm" svg:x="26.73cm" svg:y="33.89cm" svg:viewBox="0 0 2540 570" draw:points="2540,570 2540,0 0,0 0,570">
            <text:p/>
          </draw:polygon>
          <draw:polygon draw:style-name="gr2" draw:layer="layout" svg:width="2.539cm" svg:height="0.569cm" svg:x="26.73cm" svg:y="33.89cm" svg:viewBox="0 0 2540 570" draw:points="2540,570 2540,0 0,0 0,570">
            <text:p/>
          </draw:polygon>
        </draw:g>
        <draw:g>
          <draw:g>
            <draw:path draw:style-name="gr1" draw:layer="layout" svg:width="2.539cm" svg:height="2.005cm" svg:x="26.73cm" svg:y="33.394cm" svg:viewBox="0 0 2540 2006" svg:d="m2540 1104v-1104h-2540v1104zm-2540-1104zm0 2006v0-2006 0zm2540 0v-2006 0z">
              <text:p/>
            </draw:path>
            <draw:path draw:style-name="gr2" draw:layer="layout" svg:width="2.539cm" svg:height="2.005cm" svg:x="26.73cm" svg:y="33.394cm" svg:viewBox="0 0 2540 2006" svg:d="m2540 1104v-1104h-2540v1104zm-2540-1104zm0 2006v0-2006 0zm2540 0v-2006 0z">
              <text:p/>
            </draw:path>
          </draw:g>
          <draw:frame draw:style-name="gr37" draw:text-style-name="P2" draw:layer="layout" svg:width="2.54cm" svg:height="2.219cm" svg:x="26.73cm" svg:y="32.838cm">
            <draw:text-box>
              <text:p text:style-name="P2"><text:span text:style-name="T2">&lt;&lt;interface&gt;&gt;</text:span><text:span text:style-name="T2"><text:line-break/></text:span><text:span text:style-name="T2">Abholaccount</text:span></text:p>
            </draw:text-box>
          </draw:frame>
        </draw:g>
        <draw:g>
          <draw:polygon draw:style-name="gr1" draw:layer="layout" svg:width="0cm" svg:height="1.269cm" svg:x="29.27cm" svg:y="29.157cm" svg:viewBox="0 0 0 1270" draw:points="0,1270 0,1270 0,0 0,0">
            <text:p/>
          </draw:polygon>
          <draw:polygon draw:style-name="gr2" draw:layer="layout" svg:width="0cm" svg:height="1.269cm" svg:x="29.27cm" svg:y="29.157cm" svg:viewBox="0 0 0 1270" draw:points="0,1270 0,1270 0,0 0,0">
            <text:p/>
          </draw:polygon>
        </draw:g>
        <draw:g>
          <draw:polygon draw:style-name="gr1" draw:layer="layout" svg:width="2.539cm" svg:height="0cm" svg:x="26.73cm" svg:y="30.427cm" svg:viewBox="0 0 2540 0" draw:points="2540,0 2540,0 0,0 0,0">
            <text:p/>
          </draw:polygon>
          <draw:polygon draw:style-name="gr2" draw:layer="layout" svg:width="2.539cm" svg:height="0cm" svg:x="26.73cm" svg:y="30.427cm" svg:viewBox="0 0 2540 0" draw:points="2540,0 2540,0 0,0 0,0">
            <text:p/>
          </draw:polygon>
        </draw:g>
        <draw:g>
          <draw:polygon draw:style-name="gr1" draw:layer="layout" svg:width="2.539cm" svg:height="0cm" svg:x="26.73cm" svg:y="30.427cm" svg:viewBox="0 0 2540 0" draw:points="2540,0 2540,0 0,0 0,0">
            <text:p/>
          </draw:polygon>
          <draw:polygon draw:style-name="gr2" draw:layer="layout" svg:width="2.539cm" svg:height="0cm" svg:x="26.73cm" svg:y="30.427cm" svg:viewBox="0 0 2540 0" draw:points="2540,0 2540,0 0,0 0,0">
            <text:p/>
          </draw:polygon>
        </draw:g>
        <draw:g>
          <draw:polygon draw:style-name="gr1" draw:layer="layout" svg:width="2.539cm" svg:height="0.769cm" svg:x="26.73cm" svg:y="29.658cm" svg:viewBox="0 0 2540 770" draw:points="2540,770 2540,0 0,0 0,770">
            <text:p/>
          </draw:polygon>
          <draw:polygon draw:style-name="gr2" draw:layer="layout" svg:width="2.539cm" svg:height="0.769cm" svg:x="26.73cm" svg:y="29.658cm" svg:viewBox="0 0 2540 770" draw:points="2540,770 2540,0 0,0 0,770">
            <text:p/>
          </draw:polygon>
        </draw:g>
        <draw:g>
          <draw:g>
            <draw:path draw:style-name="gr1" draw:layer="layout" svg:width="2.539cm" svg:height="1.268cm" svg:x="26.73cm" svg:y="29.157cm" svg:viewBox="0 0 2540 1269" svg:d="m2540 499v-499h-2540v499zm-2540-499zm0 1269v0-1269 0zm2540 0v-1269 0z">
              <text:p/>
            </draw:path>
            <draw:path draw:style-name="gr2" draw:layer="layout" svg:width="2.539cm" svg:height="1.268cm" svg:x="26.73cm" svg:y="29.157cm" svg:viewBox="0 0 2540 1269" svg:d="m2540 499v-499h-2540v499zm-2540-499zm0 1269v0-1269 0zm2540 0v-1269 0z">
              <text:p/>
            </draw:path>
          </draw:g>
          <draw:frame draw:style-name="gr38" draw:layer="layout" svg:width="2.54cm" svg:height="0.613cm" svg:x="26.73cm" svg:y="29.101cm">
            <draw:text-box>
              <text:p text:style-name="P2"><text:span text:style-name="T2">Abholaccount</text:span></text:p>
            </draw:text-box>
          </draw:frame>
        </draw:g>
        <draw:line draw:style-name="gr39" draw:layer="layout" svg:x1="28cm" svg:y1="30.427cm" svg:x2="28cm" svg:y2="33.4cm">
          <text:p/>
        </draw:line>
        <draw:polyline draw:style-name="gr40" draw:layer="layout" svg:width="3.98cm" svg:height="0.084cm" svg:x="22.749cm" svg:y="29.792cm" svg:viewBox="0 0 3981 85" draw:points="0,85 375,85 375,0 3981,0">
          <text:p/>
        </draw:polyline>
        <draw:frame draw:style-name="gr12" draw:layer="layout" svg:width="0.489cm" svg:height="0.621cm" svg:x="23.075cm" svg:y="29.789cm">
          <draw:text-box>
            <text:p text:style-name="P2"><text:span text:style-name="T1">1</text:span></text:p>
          </draw:text-box>
        </draw:frame>
        <draw:frame draw:style-name="gr12" draw:layer="layout" svg:width="0.489cm" svg:height="0.621cm" svg:x="25.914cm" svg:y="29.704cm">
          <draw:text-box>
            <text:p text:style-name="P2"><text:span text:style-name="T1">1</text:span></text:p>
          </draw:text-box>
        </draw:frame>
        <draw:line draw:style-name="gr41" draw:layer="layout" svg:x1="21cm" svg:y1="32.2cm" svg:x2="21cm" svg:y2="35.059cm">
          <text:p/>
        </draw:line>
        <draw:frame draw:style-name="gr12" draw:layer="layout" svg:width="0.489cm" svg:height="0.621cm" svg:x="21.204cm" svg:y="34.259cm">
          <draw:text-box>
            <text:p text:style-name="P2"><text:span text:style-name="T1">1</text:span></text:p>
          </draw:text-box>
        </draw:frame>
        <draw:frame draw:style-name="gr42" draw:text-style-name="P2" draw:layer="layout" svg:width="0.487cm" svg:height="0.613cm" svg:x="21.206cm" svg:y="32.147cm">
          <draw:text-box>
            <text:p text:style-name="P2"><text:span text:style-name="T1">1</text:span></text:p>
          </draw:text-box>
        </draw:frame>
        <draw:g>
          <draw:polygon draw:style-name="gr1" draw:layer="layout" svg:width="0cm" svg:height="4.233cm" svg:x="16.58cm" svg:y="42.825cm" svg:viewBox="0 0 0 4234" draw:points="0,4234 0,4234 0,0 0,0">
            <text:p/>
          </draw:polygon>
          <draw:polygon draw:style-name="gr2" draw:layer="layout" svg:width="0cm" svg:height="4.233cm" svg:x="16.58cm" svg:y="42.825cm" svg:viewBox="0 0 0 4234" draw:points="0,4234 0,4234 0,0 0,0">
            <text:p/>
          </draw:polygon>
        </draw:g>
        <draw:g>
          <draw:polygon draw:style-name="gr1" draw:layer="layout" svg:width="4.069cm" svg:height="0cm" svg:x="12.51cm" svg:y="47.06cm" svg:viewBox="0 0 4070 0" draw:points="4070,0 4070,0 0,0 0,0">
            <text:p/>
          </draw:polygon>
          <draw:polygon draw:style-name="gr2" draw:layer="layout" svg:width="4.069cm" svg:height="0cm" svg:x="12.51cm" svg:y="47.06cm" svg:viewBox="0 0 4070 0" draw:points="4070,0 4070,0 0,0 0,0">
            <text:p/>
          </draw:polygon>
        </draw:g>
        <draw:g>
          <draw:polygon draw:style-name="gr1" draw:layer="layout" svg:width="4.069cm" svg:height="0cm" svg:x="12.51cm" svg:y="47.06cm" svg:viewBox="0 0 4070 0" draw:points="4070,0 4070,0 0,0 0,0">
            <text:p/>
          </draw:polygon>
          <draw:polygon draw:style-name="gr2" draw:layer="layout" svg:width="4.069cm" svg:height="0cm" svg:x="12.51cm" svg:y="47.06cm" svg:viewBox="0 0 4070 0" draw:points="4070,0 4070,0 0,0 0,0">
            <text:p/>
          </draw:polygon>
        </draw:g>
        <draw:g>
          <draw:polygon draw:style-name="gr1" draw:layer="layout" svg:width="4.069cm" svg:height="3.433cm" svg:x="12.51cm" svg:y="43.625cm" svg:viewBox="0 0 4070 3434" draw:points="4070,3434 4070,0 0,0 0,3434">
            <text:p/>
          </draw:polygon>
          <draw:polygon draw:style-name="gr2" draw:layer="layout" svg:width="4.069cm" svg:height="3.433cm" svg:x="12.51cm" svg:y="43.625cm" svg:viewBox="0 0 4070 3434" draw:points="4070,3434 4070,0 0,0 0,3434">
            <text:p/>
          </draw:polygon>
        </draw:g>
        <draw:g>
          <draw:g>
            <draw:path draw:style-name="gr1" draw:layer="layout" svg:width="4.069cm" svg:height="4.233cm" svg:x="12.51cm" svg:y="42.825cm" svg:viewBox="0 0 4070 4234" svg:d="m4070 800v-800h-4070v800zm-4070-800zm0 4234v0-4234 0zm4070 0v-4234 0z">
              <text:p/>
            </draw:path>
            <draw:path draw:style-name="gr2" draw:layer="layout" svg:width="4.069cm" svg:height="4.233cm" svg:x="12.51cm" svg:y="42.825cm" svg:viewBox="0 0 4070 4234" svg:d="m4070 800v-800h-4070v800zm-4070-800zm0 4234v0-4234 0zm4070 0v-4234 0z">
              <text:p/>
            </draw:path>
          </draw:g>
          <draw:frame draw:style-name="gr5" draw:layer="layout" svg:width="4.07cm" svg:height="0.8cm" svg:x="12.51cm" svg:y="42.825cm">
            <draw:text-box>
              <text:p text:style-name="P2"><text:span text:style-name="T2">Email-Client</text:span></text:p>
            </draw:text-box>
          </draw:frame>
        </draw:g>
        <draw:line draw:style-name="gr43" draw:layer="layout" svg:x1="14.545cm" svg:y1="42.825cm" svg:x2="14.545cm" svg:y2="40.06cm">
          <text:p/>
        </draw:line>
        <draw:frame draw:style-name="gr12" draw:layer="layout" svg:width="0.487cm" svg:height="0.621cm" svg:x="14.751cm" svg:y="42.047cm">
          <draw:text-box>
            <text:p text:style-name="P2"><text:span text:style-name="T1">*</text:span></text:p>
          </draw:text-box>
        </draw:frame>
        <draw:frame draw:style-name="gr12" draw:layer="layout" svg:width="0.489cm" svg:height="0.621cm" svg:x="14.75cm" svg:y="40.217cm">
          <draw:text-box>
            <text:p text:style-name="P2"><text:span text:style-name="T1">1</text:span></text:p>
          </draw:text-box>
        </draw:frame>
        <draw:polyline draw:style-name="gr44" draw:layer="layout" svg:width="2.017cm" svg:height="0.022cm" svg:x="17.232cm" svg:y="30.711cm" svg:viewBox="0 0 2018 23" draw:points="0,23 909,23 909,0 2018,0">
          <text:p/>
        </draw:polyline>
        <draw:frame draw:style-name="gr12" draw:layer="layout" svg:width="0.487cm" svg:height="0.621cm" svg:x="18.498cm" svg:y="30.179cm">
          <draw:text-box>
            <text:p text:style-name="P2"><text:span text:style-name="T1">*</text:span></text:p>
          </draw:text-box>
        </draw:frame>
        <draw:frame draw:style-name="gr12" draw:layer="layout" svg:width="0.489cm" svg:height="0.621cm" svg:x="17.498cm" svg:y="30.202cm">
          <draw:text-box>
            <text:p text:style-name="P2"><text:span text:style-name="T1">1</text:span></text:p>
          </draw:text-box>
        </draw:frame>
        <draw:line draw:style-name="gr45" draw:layer="layout" svg:x1="21cm" svg:y1="28.21cm" svg:x2="21cm" svg:y2="26.2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EndMarker_5f_1" draw:display-name="EndMarker_1" svg:viewBox="0 0 20 30" svg:d="m10 0-10 30h20z"/>
    <draw:marker draw:name="EndMarker_5f_10" draw:display-name="EndMarker_10" svg:viewBox="0 0 20 30" svg:d="m10 0-10 30h20z"/>
    <draw:marker draw:name="EndMarker_5f_11" draw:display-name="EndMarker_11" svg:viewBox="0 0 20 30" svg:d="m10 0-10 30h20z"/>
    <draw:marker draw:name="EndMarker_5f_12" draw:display-name="EndMarker_12" svg:viewBox="0 0 20 30" svg:d="m10 0-10 30h20z"/>
    <draw:marker draw:name="EndMarker_5f_13" draw:display-name="EndMarker_13" svg:viewBox="0 0 20 30" svg:d="m10 0-10 30h20z"/>
    <draw:marker draw:name="EndMarker_5f_14" draw:display-name="EndMarker_14" svg:viewBox="0 0 20 30" svg:d="m10 0-10 30h20z"/>
    <draw:marker draw:name="EndMarker_5f_15" draw:display-name="EndMarker_15" svg:viewBox="0 0 20 30" svg:d="m10 0-10 30h20zm0 12-5 15h10z"/>
    <draw:marker draw:name="EndMarker_5f_16" draw:display-name="EndMarker_16" svg:viewBox="0 0 28 45" svg:d="m10-12-14 42 9 3 5-15 5 15 9-3z"/>
    <draw:marker draw:name="EndMarker_5f_17" draw:display-name="EndMarker_17" svg:viewBox="0 0 20 30" svg:d="m10 0-10 30h20zm0 12-5 15h10z"/>
    <draw:marker draw:name="EndMarker_5f_18" draw:display-name="EndMarker_18" svg:viewBox="0 0 28 45" svg:d="m10-12-14 42 9 3 5-15 5 15 9-3z"/>
    <draw:marker draw:name="EndMarker_5f_19" draw:display-name="EndMarker_19" svg:viewBox="0 0 28 45" svg:d="m10-12-14 42 9 3 5-15 5 15 9-3z"/>
    <draw:marker draw:name="EndMarker_5f_2" draw:display-name="EndMarker_2" svg:viewBox="0 0 20 30" svg:d="m10 0-10 30h20z"/>
    <draw:marker draw:name="EndMarker_5f_20" draw:display-name="EndMarker_20" svg:viewBox="0 0 20 30" svg:d="m10 0-10 30h20zm0 12-5 15h1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EndMarker_5f_7" draw:display-name="EndMarker_7" svg:viewBox="0 0 20 30" svg:d="m10 0-10 30h20z"/>
    <draw:marker draw:name="EndMarker_5f_8" draw:display-name="EndMarker_8" svg:viewBox="0 0 20 30" svg:d="m10 0-10 30h20z"/>
    <draw:marker draw:name="EndMarker_5f_9" draw:display-name="EndMarker_9" svg:viewBox="0 0 20 30" svg:d="m10 0-10 30h20z"/>
    <draw:marker draw:name="StartMarker_5f_1" draw:display-name="StartMarker_1" svg:viewBox="0 0 28 45" svg:d="m10-12-14 42 9 3 5-15 5 15 9-3z"/>
    <draw:marker draw:name="StartMarker_5f_2" draw:display-name="StartMarker_2" svg:viewBox="0 0 20 40" svg:d="m10 0-10 20 10 20 10-20zm0 8-6 12 6 12 6-12z"/>
    <draw:marker draw:name="StartMarker_5f_3" draw:display-name="StartMarker_3" svg:viewBox="0 0 20 40" svg:d="m10 0-10 20 10 20 10-20zm0 8-6 12 6 12 6-12z"/>
    <draw:marker draw:name="StartMarker_5f_4" draw:display-name="StartMarker_4" svg:viewBox="0 0 20 40" svg:d="m10 0-10 20 10 20 10-20zm0 8-6 12 6 12 6-12z"/>
    <draw:marker draw:name="StartMarker_5f_5" draw:display-name="StartMarker_5" svg:viewBox="0 0 20 40" svg:d="m10 0-10 20 10 20 10-20zm0 8-6 12 6 12 6-12z"/>
    <draw:marker draw:name="StartMarker_5f_6" draw:display-name="StartMarker_6" svg:viewBox="0 0 28 45" svg:d="m10-12-14 42 9 3 5-15 5 15 9-3z"/>
    <draw:stroke-dash draw:name="Dash_5f_1" draw:display-name="Dash_1" draw:style="rect" draw:dots1="1" draw:dots1-length="300%" draw:dots2="1" draw:dots2-length="300%" draw:distance="200%"/>
    <draw:stroke-dash draw:name="Dash_5f_10" draw:display-name="Dash_10" draw:style="rect" draw:dots1="1" draw:dots1-length="300%" draw:dots2="1" draw:dots2-length="300%" draw:distance="200%"/>
    <draw:stroke-dash draw:name="Dash_5f_11" draw:display-name="Dash_11" draw:style="rect" draw:dots1="1" draw:dots1-length="300%" draw:dots2="1" draw:dots2-length="300%" draw:distance="200%"/>
    <draw:stroke-dash draw:name="Dash_5f_12" draw:display-name="Dash_12" draw:style="rect" draw:dots1="1" draw:dots1-length="300%" draw:dots2="1" draw:dots2-length="300%" draw:distance="200%"/>
    <draw:stroke-dash draw:name="Dash_5f_13" draw:display-name="Dash_13" draw:style="rect" draw:dots1="1" draw:dots1-length="300%" draw:dots2="1" draw:dots2-length="300%" draw:distance="200%"/>
    <draw:stroke-dash draw:name="Dash_5f_14" draw:display-name="Dash_14" draw:style="rect" draw:dots1="1" draw:dots1-length="300%" draw:dots2="1" draw:dots2-length="300%" draw:distance="200%"/>
    <draw:stroke-dash draw:name="Dash_5f_15" draw:display-name="Dash_15" draw:style="rect" draw:dots1="1" draw:dots1-length="300%" draw:dots2="1" draw:dots2-length="300%" draw:distance="200%"/>
    <draw:stroke-dash draw:name="Dash_5f_2" draw:display-name="Dash_2" draw:style="rect" draw:dots1="1" draw:dots1-length="300%" draw:dots2="1" draw:dots2-length="300%" draw:distance="200%"/>
    <draw:stroke-dash draw:name="Dash_5f_3" draw:display-name="Dash_3" draw:style="rect" draw:dots1="1" draw:dots1-length="300%" draw:dots2="1" draw:dots2-length="300%" draw:distance="200%"/>
    <draw:stroke-dash draw:name="Dash_5f_4" draw:display-name="Dash_4" draw:style="rect" draw:dots1="1" draw:dots1-length="300%" draw:dots2="1" draw:dots2-length="300%" draw:distance="200%"/>
    <draw:stroke-dash draw:name="Dash_5f_5" draw:display-name="Dash_5" draw:style="rect" draw:dots1="1" draw:dots1-length="300%" draw:dots2="1" draw:dots2-length="300%" draw:distance="200%"/>
    <draw:stroke-dash draw:name="Dash_5f_6" draw:display-name="Dash_6" draw:style="rect" draw:dots1="1" draw:dots1-length="300%" draw:dots2="1" draw:dots2-length="300%" draw:distance="200%"/>
    <draw:stroke-dash draw:name="Dash_5f_7" draw:display-name="Dash_7" draw:style="rect" draw:dots1="1" draw:dots1-length="300%" draw:dots2="1" draw:dots2-length="300%" draw:distance="200%"/>
    <draw:stroke-dash draw:name="Dash_5f_8" draw:display-name="Dash_8" draw:style="rect" draw:dots1="1" draw:dots1-length="300%" draw:dots2="1" draw:dots2-length="300%" draw:distance="200%"/>
    <draw:stroke-dash draw:name="Dash_5f_9" draw:display-name="Dash_9" draw:style="rect" draw:dots1="1" draw:dots1-length="300%" draw:dots2="1" draw:dots2-length="300%" draw:distance="2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60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06T08:28:27.636236303</dc:date>
    <meta:document-statistic meta:object-count="245"/>
    <meta:generator>LibreOffice/4.1.6.2$Linux_X86_64 LibreOffice_project/410m0$Build-2</meta:generator>
  </office:meta>
</office:document-meta>
</file>